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text-properties fo:font-size="15pt" style:font-size-asian="15pt" style:font-size-complex="15pt"/>
    </style:style>
    <style:style style:name="P4" style:parent-style-name="Standard" style:family="paragraph">
      <style:text-properties fo:font-size="15pt" style:font-size-asian="15pt" style:font-size-complex="15pt"/>
    </style:style>
    <style:style style:name="P5" style:parent-style-name="Standard" style:family="paragraph">
      <style:text-properties fo:font-size="15pt" style:font-size-asian="15pt" style:font-size-complex="15pt"/>
    </style:style>
    <style:style style:name="P6" style:parent-style-name="Standard" style:family="paragraph">
      <style:text-properties fo:font-size="15pt" style:font-size-asian="15pt" style:font-size-complex="15pt"/>
    </style:style>
    <style:style style:name="P7" style:parent-style-name="Standard" style:family="paragraph">
      <style:text-properties fo:font-size="15pt" style:font-size-asian="15pt" style:font-size-complex="15pt"/>
    </style:style>
    <style:style style:name="P8" style:parent-style-name="Standard" style:family="paragraph">
      <style:text-properties fo:font-size="15pt" style:font-size-asian="15pt" style:font-size-complex="15pt"/>
    </style:style>
    <style:style style:name="P9" style:parent-style-name="Standard" style:family="paragraph">
      <style:text-properties fo:font-size="15pt" style:font-size-asian="15pt" style:font-size-complex="15pt"/>
    </style:style>
    <style:style style:name="P10" style:parent-style-name="Standard" style:family="paragraph">
      <style:text-properties fo:font-size="15pt" style:font-size-asian="15pt" style:font-size-complex="15pt"/>
    </style:style>
    <style:style style:name="P11" style:parent-style-name="Standard" style:family="paragraph">
      <style:text-properties fo:font-size="15pt" style:font-size-asian="15pt" style:font-size-complex="15pt"/>
    </style:style>
    <style:style style:name="P12" style:parent-style-name="Standard" style:family="paragraph">
      <style:text-properties fo:font-size="15pt" style:font-size-asian="15pt" style:font-size-complex="15pt"/>
    </style:style>
    <style:style style:name="P13" style:parent-style-name="Standard" style:family="paragraph">
      <style:text-properties fo:font-size="15pt" style:font-size-asian="15pt" style:font-size-complex="15pt"/>
    </style:style>
    <style:style style:name="P14" style:parent-style-name="Standard" style:family="paragraph">
      <style:text-properties fo:font-size="15pt" style:font-size-asian="15pt" style:font-size-complex="15pt"/>
    </style:style>
    <style:style style:name="P15" style:parent-style-name="Standard" style:family="paragraph">
      <style:text-properties fo:font-size="15pt" style:font-size-asian="15pt" style:font-size-complex="15pt"/>
    </style:style>
    <style:style style:name="P16" style:parent-style-name="Standard" style:family="paragraph">
      <style:text-properties fo:font-size="15pt" style:font-size-asian="15pt" style:font-size-complex="15pt"/>
    </style:style>
    <style:style style:name="P17" style:parent-style-name="Standard" style:family="paragraph">
      <style:text-properties fo:font-size="15pt" style:font-size-asian="15pt" style:font-size-complex="15pt"/>
    </style:style>
    <style:style style:name="P18" style:parent-style-name="Standard" style:family="paragraph">
      <style:text-properties fo:font-size="15pt" style:font-size-asian="15pt" style:font-size-complex="15pt"/>
    </style:style>
    <style:style style:name="P19" style:parent-style-name="Standard" style:family="paragraph">
      <style:text-properties fo:font-size="15pt" style:font-size-asian="15pt" style:font-size-complex="15pt"/>
    </style:style>
    <style:style style:name="P20" style:parent-style-name="Standard" style:family="paragraph">
      <style:text-properties fo:font-size="15pt" style:font-size-asian="15pt" style:font-size-complex="15pt"/>
    </style:style>
    <style:style style:name="P21" style:parent-style-name="Standard" style:family="paragraph">
      <style:text-properties fo:font-size="15pt" style:font-size-asian="15pt" style:font-size-complex="15pt"/>
    </style:style>
    <style:style style:name="P22" style:parent-style-name="Standard" style:family="paragraph">
      <style:text-properties fo:font-size="15pt" style:font-size-asian="15pt" style:font-size-complex="15pt"/>
    </style:style>
    <style:style style:name="P23" style:parent-style-name="Standard" style:family="paragraph">
      <style:text-properties fo:font-size="15pt" style:font-size-asian="15pt" style:font-size-complex="15pt"/>
    </style:style>
    <style:style style:name="P24" style:parent-style-name="Standard" style:family="paragraph">
      <style:text-properties fo:font-size="15pt" style:font-size-asian="15pt" style:font-size-complex="15pt"/>
    </style:style>
    <style:style style:name="P25" style:parent-style-name="Standard" style:family="paragraph">
      <style:text-properties fo:font-size="15pt" style:font-size-asian="15pt" style:font-size-complex="15pt"/>
    </style:style>
    <style:style style:name="P26" style:parent-style-name="Standard" style:family="paragraph">
      <style:text-properties fo:font-size="15pt" style:font-size-asian="15pt" style:font-size-complex="15pt"/>
    </style:style>
    <style:style style:name="P27" style:parent-style-name="Standard" style:family="paragraph">
      <style:text-properties fo:font-size="15pt" style:font-size-asian="15pt" style:font-size-complex="15pt"/>
    </style:style>
    <style:style style:name="P28" style:parent-style-name="Standard" style:family="paragraph">
      <style:text-properties fo:font-size="15pt" style:font-size-asian="15pt" style:font-size-complex="15pt"/>
    </style:style>
    <style:style style:name="P29" style:parent-style-name="Standard" style:family="paragraph">
      <style:text-properties fo:font-size="15pt" style:font-size-asian="15pt" style:font-size-complex="15pt"/>
    </style:style>
    <style:style style:name="P30" style:parent-style-name="Standard" style:family="paragraph">
      <style:text-properties fo:font-size="15pt" style:font-size-asian="15pt" style:font-size-complex="15pt"/>
    </style:style>
    <style:style style:name="P31" style:parent-style-name="Standard" style:family="paragraph">
      <style:text-properties fo:font-size="15pt" style:font-size-asian="15pt" style:font-size-complex="15pt"/>
    </style:style>
    <style:style style:name="P32" style:parent-style-name="Standard" style:family="paragraph">
      <style:text-properties fo:font-size="15pt" style:font-size-asian="15pt" style:font-size-complex="15pt"/>
    </style:style>
    <style:style style:name="P33" style:parent-style-name="Standard" style:family="paragraph">
      <style:text-properties fo:font-size="15pt" style:font-size-asian="15pt" style:font-size-complex="15pt"/>
    </style:style>
    <style:style style:name="P34" style:parent-style-name="Standard" style:family="paragraph">
      <style:text-properties fo:font-size="15pt" style:font-size-asian="15pt" style:font-size-complex="15pt"/>
    </style:style>
    <style:style style:name="P35" style:parent-style-name="Standard" style:family="paragraph">
      <style:text-properties fo:font-size="15pt" style:font-size-asian="15pt" style:font-size-complex="15pt"/>
    </style:style>
    <style:style style:name="P36" style:parent-style-name="Standard" style:family="paragraph">
      <style:text-properties fo:font-size="15pt" style:font-size-asian="15pt" style:font-size-complex="15pt"/>
    </style:style>
    <style:style style:name="P37" style:parent-style-name="Standard" style:family="paragraph">
      <style:text-properties fo:font-size="15pt" style:font-size-asian="15pt" style:font-size-complex="15pt"/>
    </style:style>
    <style:style style:name="P38" style:parent-style-name="Standard" style:family="paragraph">
      <style:text-properties fo:font-size="15pt" style:font-size-asian="15pt" style:font-size-complex="15pt"/>
    </style:style>
    <style:style style:name="P39" style:parent-style-name="Standard" style:family="paragraph">
      <style:text-properties fo:font-size="15pt" style:font-size-asian="15pt" style:font-size-complex="15pt"/>
    </style:style>
    <style:style style:name="P40" style:parent-style-name="Standard" style:family="paragraph">
      <style:text-properties fo:font-size="15pt" style:font-size-asian="15pt" style:font-size-complex="15pt"/>
    </style:style>
    <style:style style:name="P41" style:parent-style-name="Standard" style:family="paragraph">
      <style:text-properties fo:font-size="15pt" style:font-size-asian="15pt" style:font-size-complex="15pt"/>
    </style:style>
    <style:style style:name="P42" style:parent-style-name="Standard" style:family="paragraph">
      <style:text-properties fo:font-size="15pt" style:font-size-asian="15pt" style:font-size-complex="15pt"/>
    </style:style>
    <style:style style:name="P43" style:parent-style-name="Standard" style:family="paragraph">
      <style:text-properties fo:font-size="15pt" style:font-size-asian="15pt" style:font-size-complex="15pt"/>
    </style:style>
    <style:style style:name="P44" style:parent-style-name="Standard" style:family="paragraph">
      <style:text-properties fo:font-size="15pt" style:font-size-asian="15pt" style:font-size-complex="15pt"/>
    </style:style>
    <style:style style:name="P45" style:parent-style-name="Standard" style:family="paragraph">
      <style:text-properties fo:font-size="15pt" style:font-size-asian="15pt" style:font-size-complex="15pt"/>
    </style:style>
    <style:style style:name="P46" style:parent-style-name="Standard" style:family="paragraph">
      <style:text-properties fo:font-size="15pt" style:font-size-asian="15pt" style:font-size-complex="15pt"/>
    </style:style>
    <style:style style:name="P47" style:parent-style-name="Standard" style:family="paragraph">
      <style:text-properties fo:font-size="15pt" style:font-size-asian="15pt" style:font-size-complex="15pt"/>
    </style:style>
    <style:style style:name="P48" style:parent-style-name="Standard" style:family="paragraph">
      <style:text-properties fo:font-size="15pt" style:font-size-asian="15pt" style:font-size-complex="15pt"/>
    </style:style>
    <style:style style:name="P49" style:parent-style-name="Standard" style:family="paragraph">
      <style:text-properties fo:font-size="15pt" style:font-size-asian="15pt" style:font-size-complex="15pt"/>
    </style:style>
    <style:style style:name="P50" style:parent-style-name="Standard" style:family="paragraph">
      <style:text-properties fo:font-size="15pt" style:font-size-asian="15pt" style:font-size-complex="15pt"/>
    </style:style>
    <style:style style:name="P51" style:parent-style-name="Standard" style:family="paragraph">
      <style:text-properties fo:font-size="15pt" style:font-size-asian="15pt" style:font-size-complex="15pt"/>
    </style:style>
    <style:style style:name="P52" style:parent-style-name="Standard" style:family="paragraph">
      <style:text-properties fo:font-size="15pt" style:font-size-asian="15pt" style:font-size-complex="15pt"/>
    </style:style>
    <style:style style:name="P53" style:parent-style-name="Standard" style:family="paragraph">
      <style:text-properties fo:font-size="15pt" style:font-size-asian="15pt" style:font-size-complex="15pt"/>
    </style:style>
    <style:style style:name="P54" style:parent-style-name="Standard" style:family="paragraph">
      <style:text-properties fo:font-size="15pt" style:font-size-asian="15pt" style:font-size-complex="15pt"/>
    </style:style>
    <style:style style:name="P55" style:parent-style-name="Standard" style:family="paragraph">
      <style:text-properties fo:font-size="15pt" style:font-size-asian="15pt" style:font-size-complex="15pt"/>
    </style:style>
    <style:style style:name="P56" style:parent-style-name="Standard" style:family="paragraph">
      <style:text-properties fo:font-size="15pt" style:font-size-asian="15pt" style:font-size-complex="15pt"/>
    </style:style>
    <style:style style:name="P57" style:parent-style-name="Standard" style:family="paragraph">
      <style:text-properties fo:font-size="15pt" style:font-size-asian="15pt" style:font-size-complex="15pt"/>
    </style:style>
    <style:style style:name="P58" style:parent-style-name="Standard" style:family="paragraph">
      <style:text-properties fo:font-size="15pt" style:font-size-asian="15pt" style:font-size-complex="15pt"/>
    </style:style>
    <style:style style:name="P59" style:parent-style-name="Standard" style:family="paragraph">
      <style:text-properties fo:font-size="15pt" style:font-size-asian="15pt" style:font-size-complex="15pt"/>
    </style:style>
    <style:style style:name="P60" style:parent-style-name="Standard" style:family="paragraph">
      <style:text-properties fo:font-size="15pt" style:font-size-asian="15pt" style:font-size-complex="15pt"/>
    </style:style>
    <style:style style:name="P61" style:parent-style-name="Standard" style:family="paragraph">
      <style:text-properties fo:font-size="15pt" style:font-size-asian="15pt" style:font-size-complex="15pt"/>
    </style:style>
    <style:style style:name="P62" style:parent-style-name="Standard" style:family="paragraph">
      <style:text-properties fo:font-size="15pt" style:font-size-asian="15pt" style:font-size-complex="15pt"/>
    </style:style>
    <style:style style:name="P63" style:parent-style-name="Standard" style:family="paragraph">
      <style:text-properties fo:font-size="15pt" style:font-size-asian="15pt" style:font-size-complex="15pt"/>
    </style:style>
    <style:style style:name="P64" style:parent-style-name="Standard" style:family="paragraph">
      <style:text-properties fo:font-size="15pt" style:font-size-asian="15pt" style:font-size-complex="15pt"/>
    </style:style>
    <style:style style:name="P65" style:parent-style-name="Standard" style:family="paragraph">
      <style:text-properties fo:font-size="15pt" style:font-size-asian="15pt" style:font-size-complex="15pt"/>
    </style:style>
    <style:style style:name="P66" style:parent-style-name="Standard" style:family="paragraph">
      <style:text-properties fo:font-size="15pt" style:font-size-asian="15pt" style:font-size-complex="15pt"/>
    </style:style>
    <style:style style:name="P67" style:parent-style-name="Standard" style:family="paragraph">
      <style:text-properties fo:font-size="15pt" style:font-size-asian="15pt" style:font-size-complex="15pt"/>
    </style:style>
    <style:style style:name="P68" style:parent-style-name="Standard" style:family="paragraph">
      <style:text-properties fo:font-size="15pt" style:font-size-asian="15pt" style:font-size-complex="15pt"/>
    </style:style>
    <style:style style:name="P69" style:parent-style-name="Standard" style:family="paragraph">
      <style:text-properties fo:font-size="15pt" style:font-size-asian="15pt" style:font-size-complex="15pt"/>
    </style:style>
    <style:style style:name="P70" style:parent-style-name="Standard" style:family="paragraph">
      <style:text-properties fo:font-size="15pt" style:font-size-asian="15pt" style:font-size-complex="15pt"/>
    </style:style>
    <style:style style:name="P71" style:parent-style-name="Standard" style:family="paragraph">
      <style:text-properties fo:font-size="15pt" style:font-size-asian="15pt" style:font-size-complex="15pt"/>
    </style:style>
    <style:style style:name="P72" style:parent-style-name="Standard" style:family="paragraph">
      <style:text-properties fo:font-size="15pt" style:font-size-asian="15pt" style:font-size-complex="15pt"/>
    </style:style>
    <style:style style:name="P73" style:parent-style-name="Standard" style:family="paragraph">
      <style:text-properties fo:font-size="15pt" style:font-size-asian="15pt" style:font-size-complex="15pt"/>
    </style:style>
    <style:style style:name="P74" style:parent-style-name="Standard" style:family="paragraph">
      <style:text-properties fo:font-size="15pt" style:font-size-asian="15pt" style:font-size-complex="15pt"/>
    </style:style>
    <style:style style:name="P75" style:parent-style-name="Standard" style:family="paragraph">
      <style:text-properties fo:font-size="15pt" style:font-size-asian="15pt" style:font-size-complex="15pt"/>
    </style:style>
    <style:style style:name="P76" style:parent-style-name="Standard" style:family="paragraph">
      <style:text-properties fo:font-size="15pt" style:font-size-asian="15pt" style:font-size-complex="15pt"/>
    </style:style>
    <style:style style:name="P77" style:parent-style-name="Standard" style:family="paragraph">
      <style:text-properties fo:font-size="15pt" style:font-size-asian="15pt" style:font-size-complex="15pt"/>
    </style:style>
    <style:style style:name="P78" style:parent-style-name="Standard" style:family="paragraph">
      <style:text-properties fo:font-size="15pt" style:font-size-asian="15pt" style:font-size-complex="15pt"/>
    </style:style>
    <style:style style:name="P79" style:parent-style-name="Standard" style:family="paragraph">
      <style:text-properties fo:font-size="15pt" style:font-size-asian="15pt" style:font-size-complex="15pt"/>
    </style:style>
    <style:style style:name="P80" style:parent-style-name="Standard" style:family="paragraph">
      <style:text-properties fo:font-size="15pt" style:font-size-asian="15pt" style:font-size-complex="15pt"/>
    </style:style>
    <style:style style:name="P81" style:parent-style-name="Standard" style:family="paragraph">
      <style:text-properties fo:font-size="15pt" style:font-size-asian="15pt" style:font-size-complex="15pt"/>
    </style:style>
    <style:style style:name="P82" style:parent-style-name="Standard" style:family="paragraph">
      <style:text-properties fo:font-size="15pt" style:font-size-asian="15pt" style:font-size-complex="15pt"/>
    </style:style>
    <style:style style:name="P83" style:parent-style-name="Standard" style:family="paragraph">
      <style:text-properties fo:font-size="15pt" style:font-size-asian="15pt" style:font-size-complex="15pt"/>
    </style:style>
    <style:style style:name="P84" style:parent-style-name="Standard" style:family="paragraph">
      <style:text-properties fo:font-size="15pt" style:font-size-asian="15pt" style:font-size-complex="15pt"/>
    </style:style>
    <style:style style:name="P85" style:parent-style-name="Standard" style:family="paragraph">
      <style:text-properties fo:font-size="15pt" style:font-size-asian="15pt" style:font-size-complex="15pt"/>
    </style:style>
    <style:style style:name="P86" style:parent-style-name="Standard" style:family="paragraph">
      <style:text-properties fo:font-size="15pt" style:font-size-asian="15pt" style:font-size-complex="15pt"/>
    </style:style>
    <style:style style:name="P87" style:parent-style-name="Standard" style:family="paragraph">
      <style:text-properties fo:font-size="15pt" style:font-size-asian="15pt" style:font-size-complex="15pt"/>
    </style:style>
    <style:style style:name="P88" style:parent-style-name="Standard" style:family="paragraph">
      <style:text-properties fo:font-size="15pt" style:font-size-asian="15pt" style:font-size-complex="15pt"/>
    </style:style>
    <style:style style:name="P89" style:parent-style-name="Standard" style:family="paragraph">
      <style:text-properties fo:font-size="15pt" style:font-size-asian="15pt" style:font-size-complex="15pt"/>
    </style:style>
    <style:style style:name="P90" style:parent-style-name="Standard" style:family="paragraph">
      <style:text-properties fo:font-size="15pt" style:font-size-asian="15pt" style:font-size-complex="15pt"/>
    </style:style>
    <style:style style:name="P91" style:parent-style-name="Standard" style:family="paragraph">
      <style:text-properties fo:font-size="15pt" style:font-size-asian="15pt" style:font-size-complex="15pt"/>
    </style:style>
    <style:style style:name="P92" style:parent-style-name="Standard" style:family="paragraph">
      <style:text-properties fo:font-size="15pt" style:font-size-asian="15pt" style:font-size-complex="15pt"/>
    </style:style>
    <style:style style:name="P93" style:parent-style-name="Standard" style:family="paragraph">
      <style:text-properties fo:font-size="15pt" style:font-size-asian="15pt" style:font-size-complex="15pt"/>
    </style:style>
    <style:style style:name="P94" style:parent-style-name="Standard" style:family="paragraph">
      <style:text-properties fo:font-size="15pt" style:font-size-asian="15pt" style:font-size-complex="15pt"/>
    </style:style>
    <style:style style:name="P95" style:parent-style-name="Standard" style:family="paragraph">
      <style:text-properties fo:font-size="15pt" style:font-size-asian="15pt" style:font-size-complex="15pt"/>
    </style:style>
    <style:style style:name="P96" style:parent-style-name="Standard" style:family="paragraph">
      <style:text-properties fo:font-size="15pt" style:font-size-asian="15pt" style:font-size-complex="15pt"/>
    </style:style>
    <style:style style:name="P97" style:parent-style-name="Standard" style:family="paragraph">
      <style:text-properties fo:font-size="15pt" style:font-size-asian="15pt" style:font-size-complex="15pt"/>
    </style:style>
    <style:style style:name="T98" style:parent-style-name="Fuentedepárrafopredeter." style:family="text">
      <style:text-properties fo:font-size="15pt" style:font-size-asian="15pt" style:font-size-complex="15pt"/>
    </style:style>
  </office:automatic-styles>
  <office:body>
    <office:text text:use-soft-page-breaks="true">
      <text:p text:style-name="P1">Actividad Preliminar 1</text:p>
      <text:p text:style-name="P2"/>
      <text:p text:style-name="P3"/>
      <text:p text:style-name="P4">1) Buscar 2 ejemplos de aplicaciones de inteligencia artificial.</text:p>
      <text:p text:style-name="P5"/>
      <text:p text:style-name="P6">Primer ejemplo: MIDJOURNEY</text:p>
      <text:p text:style-name="P7"/>
      <text:p text:style-name="P8">MIDJOURNEY es una herramienta de inteligencia artificial que genera imágenes a partir de prompts o descripciones textuales. Esta herramienta se destaca principalmente por su estilo artístico distintivo y su enfoque en crear imágenes visualmente impactantes, muchas veces con una estética surrealista, abstracta o de ilustración digital, lo cual ha capturado la atención de artistas, diseñadores y entusiastas visuales de todo el mundo.</text:p>
      <text:p text:style-name="P9"/>
      <text:p text:style-name="P10">Una de las particularidades de MidJourney es que funciona dentro de la plataforma Discord. Para utilizarla, se debe acceder al servidor oficial de MidJourney, donde los usuarios pueden interactuar con un bot especializado. A través de comandos como /imagine, se le proporciona un prompt al bot, es decir, una descripción detallada de lo que se desea visualizar. Luego de unos segundos, el bot genera y muestra una imagen basada en ese prompt. También se pueden refinar los resultados, pedir variaciones o aumentar la calidad de la imagen obtenida.</text:p>
      <text:p text:style-name="P11"/>
      <text:p text:style-name="P12">MidJourney se utiliza en una amplia variedad de campos, como el diseño gráfico, el arte conceptual, la moda, la ilustración editorial e incluso en la planificación visual de videojuegos y películas. Esta herramienta ha abierto un nuevo mundo de posibilidades creativas, permitiendo a los usuarios obtener resultados visuales de alta calidad sin necesidad de tener habilidades avanzadas en dibujo o diseño. Además, se ha convertido en un punto de exploración para quienes buscan inspiración o experimentar con estilos artísticos nuevos.</text:p>
      <text:p text:style-name="P13"/>
      <text:p text:style-name="P14">Segundo ejemplo: FOODPAIRING</text:p>
      <text:p text:style-name="P15"/>
      <text:p text:style-name="P16">FOODPAIRING es una plataforma basada en inteligencia artificial y análisis químico de alimentos que permite encontrar combinaciones de ingredientes que, aunque no sean tradicionales, funcionan bien juntos a nivel molecular. Esta herramienta va más allá del simple gusto personal o la experiencia culinaria: utiliza ciencia para encontrar conexiones sorprendentes entre alimentos aparentemente dispares, todo gracias al análisis de sus perfiles aromáticos.</text:p>
      <text:p text:style-name="P17"/>
      <text:p text:style-name="P18">¿Para qué se usa?</text:p>
      <text:p text:style-name="P19"/>
      <text:p text:style-name="P20">Chefs profesionales:</text:p>
      <text:p text:style-name="P21"/>
      <text:p text:style-name="P22">Utilizan Foodpairing para crear platos innovadores, rompiendo con las combinaciones clásicas y explorando nuevas posibilidades gastronómicas.</text:p>
      <text:p text:style-name="P23"/>
      <text:p text:style-name="P24">Gracias a esta herramienta, pueden salir de combinaciones habituales (como pollo con papas) y proponer sabores nuevos y únicos que despiertan la curiosidad del comensal.</text:p>
      <text:p text:style-name="P25"/>
      <text:p text:style-name="P26">Bartenders:</text:p>
      <text:p text:style-name="P27"/>
      <text:p text:style-name="P28">Aplican Foodpairing para mezclar bebidas con sabores coherentes, complejos y sorprendentes. Por ejemplo, crear cócteles con hierbas raras, frutas exóticas o elementos que a simple vista parecerían no combinar.</text:p>
      <text:p text:style-name="P29"/>
      <text:p text:style-name="P30">Esto permite que cada trago no solo sea refrescante o alcohólico, sino también una experiencia sensorial con notas armoniosas.</text:p>
      <text:p text:style-name="P31"/>
      <text:p text:style-name="P32">Desarrolladores de alimentos:</text:p>
      <text:p text:style-name="P33"/>
      <text:p text:style-name="P34">Empresas que se dedican a crear nuevos productos alimenticios recurren a esta herramienta para generar combinaciones con perfiles de sabor únicos, más atractivos para el consumidor moderno.</text:p>
      <text:p text:style-name="P35"/>
      <text:p text:style-name="P36">Esto puede ayudar a crear desde snacks innovadores hasta nuevas versiones de productos clásicos con giros inesperados.</text:p>
      <text:p text:style-name="P37"/>
      <text:p text:style-name="P38">Aficionados curiosos:</text:p>
      <text:p text:style-name="P39"/>
      <text:p text:style-name="P40">Foodpairing también ofrece una versión gratuita en línea, accesible para cualquier persona interesada en cocinar de forma diferente.</text:p>
      <text:p text:style-name="P41"/>
      <text:p text:style-name="P42">Esta herramienta puede ser muy útil para quienes cocinan en casa y desean experimentar, inspirarse y salir de la rutina diaria con combinaciones creativas.</text:p>
      <text:p text:style-name="P43"/>
      <text:p text:style-name="P44">¿Cómo funciona?</text:p>
      <text:p text:style-name="P45"/>
      <text:p text:style-name="P46">Análisis químico del aroma:</text:p>
      <text:p text:style-name="P47"/>
      <text:soft-page-break/>
      <text:p text:style-name="P48">Foodpairing realiza un análisis del perfil aromático de un alimento utilizando tecnología de laboratorio avanzada como la cromatografía de gases y la espectrometría de masas.</text:p>
      <text:p text:style-name="P49"/>
      <text:p text:style-name="P50">De esta forma, logra identificar los compuestos volátiles responsables del sabor y del aroma de los alimentos.</text:p>
      <text:p text:style-name="P51"/>
      <text:p text:style-name="P52">IA y base de datos:</text:p>
      <text:p text:style-name="P53"/>
      <text:p text:style-name="P54">Luego, un algoritmo de inteligencia artificial compara estos compuestos aromáticos con los de otros ingredientes en su extensa base de datos.</text:p>
      <text:p text:style-name="P55"/>
      <text:p text:style-name="P56">Este algoritmo busca afinidades moleculares entre los alimentos, incluso si no tienen ningún vínculo cultural o tradicional.</text:p>
      <text:p text:style-name="P57"/>
      <text:p text:style-name="P58">Resultado:</text:p>
      <text:p text:style-name="P59"/>
      <text:p text:style-name="P60">El sistema genera un “mapa de combinaciones” que muestra qué ingredientes comparten compuestos similares y, por lo tanto, podrían funcionar bien juntos.</text:p>
      <text:p text:style-name="P61"/>
      <text:p text:style-name="P62">Gracias a esto, uno puede descubrir combinaciones inesperadas, como que el queso azul va bien con chocolate negro, o que el aguacate puede mezclarse con café de manera armónica.</text:p>
      <text:p text:style-name="P63"/>
      <text:p text:style-name="P64">Esta herramienta no solo redefine la manera en que pensamos los sabores, sino que promueve la innovación, la creatividad y la ciencia dentro del mundo gastronómico.</text:p>
      <text:p text:style-name="P65"/>
      <text:p text:style-name="P66">2) ¿Qué se entiende por inteligencia artificial?</text:p>
      <text:p text:style-name="P67"/>
      <text:p text:style-name="P68">La inteligencia artificial es un concepto dentro de la informática y la ciencia en general, en el cual se busca crear programas, algoritmos o máquinas que sean capaces de imitar ciertas funciones cognitivas humanas. Entre estas funciones se encuentran la capacidad de aprender, razonar, resolver problemas, comunicarse, reconocer patrones, interpretar información visual o auditiva, y adaptarse a nuevas situaciones.</text:p>
      <text:p text:style-name="P69"/>
      <text:p text:style-name="P70">En términos simples, la inteligencia artificial (IA) permite que las computadoras puedan no solo ejecutar tareas, sino también entenderlas, tomar decisiones lógicas o incluso anticiparse a eventos. Por ejemplo, en vez de que una computadora simplemente sume dos números porque se le ordenó, la IA<text:s/><text:soft-page-break/>permite que esa misma máquina pueda elegir cuándo y cómo realizar esa suma si forma parte de una acción más compleja.</text:p>
      <text:p text:style-name="P71"/>
      <text:p text:style-name="P72">Esto implica un salto cualitativo en el uso de la tecnología: ya no se trata solo de automatizar tareas, sino de hacer que las máquinas "piensen" y se comporten de forma similar ha como lo haría un ser humano en ciertas situaciones. Esto se logra a través del uso de algoritmos avanzados, redes neuronales artificiales, aprendizaje automático (machine learning), procesamiento del lenguaje natural y otras técnicas complejas que permiten a las máquinas tomar decisiones basadas en datos.</text:p>
      <text:p text:style-name="P73"/>
      <text:p text:style-name="P74">3) ¿Qué se entiende por inteligencia?</text:p>
      <text:p text:style-name="P75"/>
      <text:p text:style-name="P76">El concepto de inteligencia se entiende como la capacidad que tiene un ser, especialmente un ser humano, para razonar, analizar, comprender, aprender de la experiencia y resolver problemas. La inteligencia no es una cualidad única o simple; por el contrario, involucra múltiples dimensiones y habilidades que se pueden aplicar en diversos contextos de la vida.</text:p>
      <text:p text:style-name="P77"/>
      <text:p text:style-name="P78">Por ejemplo, una persona inteligente puede adaptarse fácilmente a nuevas situaciones, buscar soluciones a los desafíos que enfrenta, comprender conceptos abstractos, utilizar el lenguaje de forma efectiva, o tomar decisiones razonadas basadas en la lógica o en la empatía.</text:p>
      <text:p text:style-name="P79"/>
      <text:p text:style-name="P80">Además, según el psicólogo Howard Gardner, existen múltiples tipos de inteligencia. Algunas de ellas son:</text:p>
      <text:p text:style-name="P81"/>
      <text:p text:style-name="P82">Inteligencia emocional: Es la capacidad de una persona para reconocer, comprender y regular sus propias emociones y también las emociones de los demás. Una persona con alta inteligencia emocional puede establecer relaciones interpersonales saludables, resolver conflictos de manera efectiva y expresarse con claridad afectiva.</text:p>
      <text:p text:style-name="P83"/>
      <text:p text:style-name="P84">Inteligencia naturalista: Es la capacidad para identificar, clasificar y comprender elementos del medio ambiente natural como plantas, animales, climas y fenómenos geográficos. Esta inteligencia es muy común en biólogos, jardineros, ecologistas o personas con afinidad hacia la naturaleza.</text:p>
      <text:p text:style-name="P85"/>
      <text:p text:style-name="P86">Estos son solo algunos ejemplos. Gardner también menciona otras inteligencias como la lingüística, lógico-matemática, musical, corporal-kinestésica, espacial e interpersonal, entre otras.</text:p>
      <text:p text:style-name="P87"/>
      <text:soft-page-break/>
      <text:p text:style-name="P88">En definitiva, la inteligencia es una cualidad compleja que permite a los seres humanos adaptarse, resolver problemas, aprender de la experiencia y comprender el mundo que los rodea, ya sea desde un enfoque lógico, emocional o creativo.</text:p>
      <text:p text:style-name="P89"/>
      <text:p text:style-name="P90">4) ¿Qué se entiende por artificial?</text:p>
      <text:p text:style-name="P91"/>
      <text:p text:style-name="P92">El concepto de "artificial" se refiere a todo aquello que ha sido creado, fabricado o modificado por el ser humano, a diferencia de lo que se da de manera natural. Es decir, se considera artificial cualquier objeto, proceso o sistema que no ha surgido espontáneamente en la naturaleza, sino que ha sido diseñado con una finalidad específica.</text:p>
      <text:p text:style-name="P93"/>
      <text:p text:style-name="P94">Por ejemplo, una planta natural crece por sí sola en un bosque, mientras que una planta artificial es una imitación hecha con plástico o tela para fines decorativos. Lo mismo sucede con los sabores, los materiales, la inteligencia, y otras tantas cosas que pueden ser "artificiales".</text:p>
      <text:p text:style-name="P95"/>
      <text:p text:style-name="P96">En el caso de la inteligencia artificial, el término "artificial" hace referencia a que esa forma de inteligencia no es innata ni biológica, sino que ha sido construida a través de software, datos, redes neuronales y algoritmos. A pesar de no tener conciencia ni emociones, estos sistemas pueden realizar tareas complejas que tradicionalmente estaban reservadas a seres inteligentes.</text:p>
      <text:p text:style-name="P97"/>
      <text:p text:style-name="Standard"><text:span text:style-name="T98">Por lo tanto, lo artificial implica una intervención humana para reproducir o imitar ciertas cualidades o funciones que originalmente provienen de la naturaleza o de la biologí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utaro Larosa</meta:initial-creator>
    <dc:creator>Lautaro Larosa</dc:creator>
    <meta:creation-date>2025-08-05T02:49:00Z</meta:creation-date>
    <dc:date>2025-08-05T02:49:00Z</dc:date>
    <meta:template xlink:href="Normal" xlink:type="simple"/>
    <meta:editing-cycles>2</meta:editing-cycles>
    <meta:editing-duration>PT0S</meta:editing-duration>
    <meta:document-statistic meta:page-count="5" meta:paragraph-count="18" meta:word-count="1393" meta:character-count="9039" meta:row-count="63" meta:non-whitespace-character-count="7664"/>
  </office:meta>
</office:document-meta>
</file>